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92cc6" style:font-size-asian="14pt" style:font-size-complex="14pt"/>
    </style:style>
    <style:style style:name="P5" style:family="paragraph" style:parent-style-name="Standard">
      <style:text-properties style:font-name="Times New Roman" fo:font-size="14pt" officeooo:rsid="0007ef57" officeooo:paragraph-rsid="0020d59c" style:font-size-asian="14pt" style:font-size-complex="14pt"/>
    </style:style>
    <style:style style:name="P6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8837" officeooo:paragraph-rsid="00102cc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07ef5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23f616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officeooo:rsid="00098837"/>
    </style:style>
    <style:style style:name="T2" style:family="text">
      <style:text-properties fo:font-weight="bold" officeooo:rsid="0023f616" style:font-weight-asian="bold" style:font-weight-complex="bold"/>
    </style:style>
    <style:style style:name="T3" style:family="text">
      <style:text-properties officeooo:rsid="00102cc2"/>
    </style:style>
    <style:style style:name="T4" style:family="text">
      <style:text-properties fo:font-weight="normal" officeooo:rsid="0023f616" style:font-weight-asian="normal" style:font-weight-complex="normal"/>
    </style:style>
    <style:style style:name="T5" style:family="text">
      <style:text-properties officeooo:rsid="00103c43"/>
    </style:style>
    <style:style style:name="T6" style:family="text">
      <style:text-properties officeooo:rsid="001235c4"/>
    </style:style>
    <style:style style:name="T7" style:family="text">
      <style:text-properties officeooo:rsid="00192cc6"/>
    </style:style>
    <style:style style:name="T8" style:family="text">
      <style:text-properties officeooo:rsid="0020d59c"/>
    </style:style>
    <style:style style:name="T9" style:family="text">
      <style:text-properties officeooo:rsid="0022a968"/>
    </style:style>
    <style:style style:name="T10" style:family="text">
      <style:text-properties officeooo:rsid="0024990c"/>
    </style:style>
    <style:style style:name="T11" style:family="text">
      <style:text-properties officeooo:rsid="002658ac"/>
    </style:style>
    <style:style style:name="gr1" style:family="graphic">
      <style:graphic-properties svg:stroke-width="0.019cm" svg:stroke-color="#000000" draw:marker-start-width="0.404cm" draw:marker-end-width="0.404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432cm" draw:marker-end-width="0.432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9"/>
      <text:p text:style-name="P9">АКТ ПРОВЕРКИ</text:p>
      <text:p text:style-name="P9">№__</text:p>
      <text:p text:style-name="P9"/>
      <text:p text:style-name="P1">Дата проверки <text:tab/><text:tab/><text:tab/><text:tab/><text:tab/><text:tab/><text:tab/> <text:s text:c="9"/><text:span text:style-name="T11">28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5">Тренер <text:span text:style-name="T2">Валишвили Тамара Джумберовна</text:span></text:p>
      <text:p text:style-name="P10"/>
      <text:p text:style-name="P2"/>
      <text:p text:style-name="P4">Группа № <text:span text:style-name="T10">11</text:span> этап начальной подготовки <text:span text:style-name="T10">2</text:span> год<text:span text:style-name="T7">(а)</text:span> обучения: количество занимающихся по журналу учёта спортивной подготовки <text:span text:style-name="T10">13</text:span> человек<text:span text:style-name="T8">(а)</text:span>, из них присутствовало на тренировке ___ человек<text:span text:style-name="T8">(а)</text:span>, по уважительным причинам ___ человек<text:span text:style-name="T3">(а)</text:span>, без уважительных причин ___ человек<text:span text:style-name="T3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6">А</text:span>нализ проверки групп: Группы укомплектованы, отсутствовало на тренировках ___ человек<text:span text:style-name="T7">(</text:span>а<text:span text:style-name="T7">)</text:span>, из них по уважительным причинам ___ челове<text:span text:style-name="T7">к(а)</text:span>, без уважительных причин ___ человек<text:span text:style-name="T3">(а)</text:span>. Журналы учёта спортивной подготовки в наличии у всех групп.</text:p>
      <text:p text:style-name="P8">В ходе проверки выявлены нарушения: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7"/>
      <text:p text:style-name="P6">Председатель комиссии</text:p>
      <text:p text:style-name="P14"><draw:line text:anchor-type="paragraph" draw:z-index="0" draw:name="Фигура1" draw:style-name="gr1" draw:text-style-name="P15" svg:x1="10.474cm" svg:y1="0.556cm" svg:x2="12.647cm" svg:y2="0.556cm"><text:p/></draw:line>Заместитель директора <text:span text:style-name="T5">по </text:span>м<text:span text:style-name="T5">етодической работе <text:s text:c="26"/></text:span><text:s text:c="2"/>Е.А.Микаилова</text:p>
      <text:p text:style-name="P11">Ч<text:span text:style-name="T5">л</text:span>ены <text:span text:style-name="T5">к</text:span>омиссии:</text:p>
      <text:p text:style-name="P11"><draw:line text:anchor-type="paragraph" draw:z-index="1" draw:name="Фигура1" draw:style-name="gr2" draw:text-style-name="P15" svg:x1="10.474cm" svg:y1="0.556cm" svg:x2="12.647cm" svg:y2="0.556cm"><text:p/></draw:line><draw:line text:anchor-type="paragraph" draw:z-index="6" draw:name="Фигура1" draw:style-name="gr3" draw:text-style-name="P15" svg:x1="10.474cm" svg:y1="0.556cm" svg:x2="12.647cm" svg:y2="0.556cm"><text:p/></draw:line><draw:line text:anchor-type="paragraph" draw:z-index="11" draw:name="Фигура1" draw:style-name="gr1" draw:text-style-name="P15" svg:x1="10.474cm" svg:y1="0.556cm" svg:x2="12.647cm" svg:y2="0.556cm"><text:p/></draw:line>Заместитель директора <text:span text:style-name="T5">по спортивной работе <text:s text:c="25"/></text:span><text:s text:c="6"/><text:span text:style-name="T5">С.Л.Челокян</text:span></text:p>
      <text:p text:style-name="P12"><draw:line text:anchor-type="paragraph" draw:z-index="2" draw:name="Фигура1" draw:style-name="gr2" draw:text-style-name="P15" svg:x1="10.474cm" svg:y1="0.556cm" svg:x2="12.647cm" svg:y2="0.556cm"><text:p/></draw:line><draw:line text:anchor-type="paragraph" draw:z-index="7" draw:name="Фигура1" draw:style-name="gr3" draw:text-style-name="P15" svg:x1="10.474cm" svg:y1="0.556cm" svg:x2="12.647cm" svg:y2="0.556cm"><text:p/></draw:line><draw:line text:anchor-type="paragraph" draw:z-index="12" draw:name="Фигура1" draw:style-name="gr1" draw:text-style-name="P15" svg:x1="10.474cm" svg:y1="0.556cm" svg:x2="12.647cm" svg:y2="0.556cm"><text:p/></draw:line><text:span text:style-name="T5">Старший и</text:span>нструктор-методист <text:s text:c="2"/><text:tab/> <text:s text:c="48"/><text:span text:style-name="T5">И.П.Китайгородская</text:span></text:p>
      <text:p text:style-name="P11"><draw:line text:anchor-type="paragraph" draw:z-index="3" draw:name="Фигура1" draw:style-name="gr2" draw:text-style-name="P15" svg:x1="10.474cm" svg:y1="0.556cm" svg:x2="12.647cm" svg:y2="0.556cm"><text:p/></draw:line><draw:line text:anchor-type="paragraph" draw:z-index="8" draw:name="Фигура1" draw:style-name="gr3" draw:text-style-name="P15" svg:x1="10.474cm" svg:y1="0.556cm" svg:x2="12.647cm" svg:y2="0.556cm"><text:p/></draw:line><draw:line text:anchor-type="paragraph" draw:z-index="13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<text:span text:style-name="T5">А.А.Тополян</text:span></text:p>
      <text:p text:style-name="P11"><draw:line text:anchor-type="paragraph" draw:z-index="4" draw:name="Фигура1" draw:style-name="gr2" draw:text-style-name="P15" svg:x1="10.474cm" svg:y1="0.556cm" svg:x2="12.647cm" svg:y2="0.556cm"><text:p/></draw:line><draw:line text:anchor-type="paragraph" draw:z-index="9" draw:name="Фигура1" draw:style-name="gr3" draw:text-style-name="P15" svg:x1="10.474cm" svg:y1="0.556cm" svg:x2="12.647cm" svg:y2="0.556cm"><text:p/></draw:line><draw:line text:anchor-type="paragraph" draw:z-index="14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С.В.Козырев</text:p>
      <text:p text:style-name="P12">С актом проверки ознакомлен:</text:p>
      <text:p text:style-name="P13"><draw:line text:anchor-type="paragraph" draw:z-index="5" draw:name="Фигура1" draw:style-name="gr2" draw:text-style-name="P15" svg:x1="10.474cm" svg:y1="0.556cm" svg:x2="12.647cm" svg:y2="0.556cm"><text:p/></draw:line><draw:line text:anchor-type="paragraph" draw:z-index="10" draw:name="Фигура1" draw:style-name="gr3" draw:text-style-name="P15" svg:x1="10.474cm" svg:y1="0.556cm" svg:x2="12.647cm" svg:y2="0.556cm"><text:p/></draw:line><draw:line text:anchor-type="paragraph" draw:z-index="15" draw:name="Фигура1" draw:style-name="gr1" draw:text-style-name="P15" svg:x1="10.474cm" svg:y1="0.556cm" svg:x2="12.647cm" svg:y2="0.556cm"><text:p/></draw:line>Тренер <text:tab/><text:tab/><text:tab/><text:tab/> <text:s text:c="58"/><text:span text:style-name="T4">Т.Д.Валишвил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21T15:33:02.696000000</dc:date>
    <meta:editing-duration>PT1H5M49S</meta:editing-duration>
    <meta:editing-cycles>17</meta:editing-cycles>
    <meta:generator>LibreOffice/5.3.0.3$Windows_x86 LibreOffice_project/7074905676c47b82bbcfbea1aeefc84afe1c50e1</meta:generator>
    <meta:print-date>2017-02-21T15:32:59.739000000</meta:print-date>
    <meta:document-statistic meta:table-count="0" meta:image-count="0" meta:object-count="0" meta:page-count="1" meta:paragraph-count="24" meta:word-count="158" meta:character-count="1743" meta:non-whitespace-character-count="1308"/>
  </office:meta>
</office:document-meta>
</file>